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9cm" style:rel-column-width="555*"/>
    </style:style>
    <style:style style:name="TABLE_5f_01.B" style:display-name="TABLE_01.B" style:family="table-column">
      <style:table-column-properties style:column-width="11.058cm" style:rel-column-width="6269*"/>
    </style:style>
    <style:style style:name="TABLE_5f_01.C" style:display-name="TABLE_01.C" style:family="table-column">
      <style:table-column-properties style:column-width="11.061cm" style:rel-column-width="6271*"/>
    </style:style>
    <style:style style:name="TABLE_5f_01.D" style:display-name="TABLE_01.D" style:family="table-column">
      <style:table-column-properties style:column-width="3.602cm" style:rel-column-width="2042*"/>
    </style:style>
    <style:style style:name="TABLE_5f_01.1" style:display-name="TABLE_01.1" style:family="table-row">
      <style:table-row-properties fo:keep-together="auto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officeooo:rsid="001e9570" officeooo:paragraph-rsid="001e9570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e9570" officeooo:paragraph-rsid="001e9570"/>
    </style:style>
    <style:style style:name="P7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220ddc"/>
    </style:style>
    <style:style style:name="T3" style:family="text">
      <style:text-properties officeooo:rsid="0022ddf1"/>
    </style:style>
    <style:style style:name="T4" style:family="text">
      <style:text-properties fo:color="#808080" officeooo:rsid="0022ddf1"/>
    </style:style>
    <style:style style:name="T5" style:family="text">
      <style:text-properties fo:color="#808080" officeooo:rsid="002562d3"/>
    </style:style>
    <style:style style:name="T6" style:family="text">
      <style:text-properties officeooo:rsid="0023c79a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23c79a"/>
    </style:style>
    <style:style style:name="T9" style:family="text">
      <style:text-properties officeooo:rsid="002562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Каталог процессов ОАО АКБ «Пермь»<text:line-break/> по состоянию на <text:span text:style-name="T2">[REPORT_DATE]</text:span>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4">№ п/п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A1" office:value-type="string">
            <text:p text:style-name="P3">Цель</text:p>
          </table:table-cell>
          <table:table-cell table:style-name="TABLE_5f_01.D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6">[NN]</text:p>
          </table:table-cell>
          <table:table-cell table:style-name="TABLE_5f_01.B2" office:value-type="string">
            <text:p text:style-name="Table_20_Contents"><text:span text:style-name="T8">[NAME]</text:span><text:span text:style-name="T7"> </text:span>[FULLNAME] <text:s/><text:span text:style-name="T5">#[ID]</text:span></text:p>
          </table:table-cell>
          <table:table-cell table:style-name="TABLE_5f_01.C2" office:value-type="string">
            <text:p text:style-name="P5">[GOAL]</text:p>
          </table:table-cell>
          <table:table-cell table:style-name="TABLE_5f_01.D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9T12:00:51</dc:date>
    <meta:generator>LibreOffice/4.0.2.2$Linux_X86_64 LibreOffice_project/400m0$Build-2</meta:generator>
    <meta:editing-duration>PT4H59M24S</meta:editing-duration>
    <meta:editing-cycles>68</meta:editing-cycles>
    <dc:creator>Роберт Бикмансуров</dc:creator>
    <meta:document-statistic meta:table-count="1" meta:image-count="0" meta:object-count="0" meta:page-count="1" meta:paragraph-count="12" meta:word-count="35" meta:character-count="223" meta:non-whitespace-character-count="199"/>
  </office:meta>
</office:document-meta>
</file>